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textarea-horizontal-align="justify" draw:textarea-vertical-align="middle" draw:auto-grow-height="false" fo:min-height="0.828cm" fo:min-width="2.3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Default_5f_1">
      <style:graphic-properties draw:textarea-horizontal-align="justify" draw:textarea-vertical-align="middle" draw:auto-grow-height="false" fo:min-height="1.274cm" fo:min-width="3.818cm"/>
    </style:style>
    <style:style style:name="gr4" style:family="graphic" style:parent-style-name="Default_5f_1">
      <style:graphic-properties draw:textarea-horizontal-align="justify" draw:textarea-vertical-align="middle" draw:auto-grow-height="false" fo:min-height="1.274cm" fo:min-width="2.802cm"/>
    </style:style>
    <style:style style:name="gr5" style:family="graphic" style:parent-style-name="Default_5f_1">
      <style:graphic-properties draw:textarea-horizontal-align="justify" draw:textarea-vertical-align="middle" draw:auto-grow-height="false" fo:min-height="1.274cm" fo:min-width="3.31cm"/>
    </style:style>
    <style:style style:name="gr6" style:family="graphic" style:parent-style-name="Default_5f_1">
      <style:graphic-properties draw:textarea-horizontal-align="justify" draw:textarea-vertical-align="middle" draw:auto-grow-height="false" fo:min-height="1.274cm" fo:min-width="3.056cm"/>
    </style:style>
    <style:style style:name="gr7" style:family="graphic" style:parent-style-name="Default_5f_1">
      <style:graphic-properties draw:textarea-horizontal-align="justify" draw:textarea-vertical-align="middle" draw:auto-grow-height="false" fo:min-height="1.274cm" fo:min-width="3.564cm"/>
    </style:style>
    <style:style style:name="gr8" style:family="graphic" style:parent-style-name="Default_5f_1">
      <style:graphic-properties draw:textarea-horizontal-align="justify" draw:textarea-vertical-align="middle" draw:auto-grow-height="false" fo:min-height="1.084cm" fo:min-width="2.548cm"/>
    </style:style>
    <style:style style:name="gr9" style:family="graphic" style:parent-style-name="Default_5f_1">
      <style:graphic-properties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Default_5f_1">
      <style:graphic-properties draw:textarea-horizontal-align="justify" draw:textarea-vertical-align="middle" draw:auto-grow-height="false" fo:min-height="0.702cm" fo:min-width="2.802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78cm" fo:min-width="0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278cm" fo:min-width="1.462cm"/>
    </style:style>
    <style:style style:name="gr14" style:family="graphic" style:parent-style-name="Default_5f_1">
      <style:graphic-properties draw:textarea-horizontal-align="justify" draw:textarea-vertical-align="middle" draw:auto-grow-height="false" fo:min-height="0.893cm" fo:min-width="2.802cm"/>
    </style:style>
    <style:style style:name="gr15" style:family="graphic" style:parent-style-name="Default_5f_1">
      <style:graphic-properties draw:textarea-horizontal-align="justify" draw:textarea-vertical-align="middle" draw:auto-grow-height="false" fo:min-height="0.893cm" fo:min-width="3.31cm"/>
    </style:style>
    <style:style style:name="gr16" style:family="graphic" style:parent-style-name="Default_5f_1">
      <style:graphic-properties draw:textarea-horizontal-align="justify" draw:textarea-vertical-align="middle" draw:auto-grow-height="false" fo:min-height="1.083cm" fo:min-width="2.802cm"/>
    </style:style>
    <style:style style:name="gr17" style:family="graphic" style:parent-style-name="Default_5f_1">
      <style:graphic-properties draw:textarea-horizontal-align="justify" draw:textarea-vertical-align="middle" draw:auto-grow-height="false" fo:min-height="1.083cm" fo:min-width="4.072cm"/>
    </style:style>
    <style:style style:name="gr18" style:family="graphic" style:parent-style-name="Default_5f_1">
      <style:graphic-properties draw:textarea-horizontal-align="justify" draw:textarea-vertical-align="middle" draw:auto-grow-height="false" fo:min-height="1.464cm" fo:min-width="3.564cm"/>
    </style:style>
    <style:style style:name="gr19" style:family="graphic" style:parent-style-name="Default_5f_1">
      <style:graphic-properties draw:textarea-horizontal-align="justify" draw:textarea-vertical-align="middle" draw:auto-grow-height="false" fo:min-height="1.845cm" fo:min-width="2.294cm"/>
    </style:style>
    <style:style style:name="gr20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Default_5f_1">
      <style:graphic-properties draw:fill-color="#000000" draw:textarea-horizontal-align="justify" draw:textarea-vertical-align="middle" draw:auto-grow-height="false" fo:min-height="0cm" fo:min-width="0.167cm"/>
    </style:style>
    <style:style style:name="gr22" style:family="graphic" style:parent-style-name="Default_5f_1">
      <style:graphic-properties draw:textarea-horizontal-align="justify" draw:textarea-vertical-align="middle" draw:auto-grow-height="false" fo:min-height="0cm" fo:min-width="0.167cm"/>
    </style:style>
    <style:style style:name="gr23" style:family="graphic" style:parent-style-name="Default_5f_1">
      <style:graphic-properties draw:fill-color="#000000" draw:textarea-horizontal-align="justify" draw:textarea-vertical-align="middle" draw:auto-grow-height="false" fo:min-height="0cm" fo:min-width="0.061cm"/>
    </style:style>
    <style:style style:name="gr24" style:family="graphic">
      <style:graphic-properties style:protect="size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  <style:text-properties fo:font-size="10.5pt"/>
    </style:style>
    <style:style style:name="P2" style:family="paragraph">
      <style:paragraph-properties fo:text-align="center"/>
      <style:text-properties fo:font-size="10.5pt" style:font-size-asian="24pt" style:font-size-complex="24pt"/>
    </style:style>
    <style:style style:name="P3" style:family="paragraph">
      <style:paragraph-properties fo:text-align="center"/>
      <style:text-properties fo:font-size="9.80000019073486pt"/>
    </style:style>
    <style:style style:name="P4" style:family="paragraph">
      <style:paragraph-properties fo:text-align="center"/>
      <style:text-properties fo:font-size="9.80000019073486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8.30000019073486pt"/>
    </style:style>
    <style:style style:name="P8" style:family="paragraph">
      <loext:graphic-properties draw:fill="none" draw:fill-color="#ffffff"/>
      <style:text-properties fo:font-size="8.30000019073486pt" style:font-size-asian="24pt" style:font-size-complex="24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text-properties fo:font-size="18.7999992370605pt"/>
    </style:style>
    <style:style style:name="T1" style:family="text">
      <style:text-properties fo:font-size="14pt" style:font-size-asian="24pt" style:font-size-complex="24pt"/>
    </style:style>
    <style:style style:name="T2" style:family="text">
      <style:text-properties fo:font-size="13pt" style:font-size-asian="24pt" style:font-size-complex="24pt"/>
    </style:style>
    <style:style style:name="T3" style:family="text">
      <style:text-properties fo:font-size="1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3cm" svg:x="1.4cm" svg:y="0.627cm" presentation:class="title" presentation:user-transformed="true">
          <draw:text-box>
            <text:p>Overview</text:p>
          </draw:text-box>
        </draw:frame>
        <draw:custom-shape draw:style-name="gr1" draw:text-style-name="P2" draw:layer="layout" svg:width="4.064cm" svg:height="1.524cm" svg:x="1.778cm" svg:y="4.191cm">
          <text:p text:style-name="P1"><text:span text:style-name="T1">Relay sta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4.064cm" svg:height="1.524cm" svg:x="1.016cm" svg:y="13.525cm">
          <text:p text:style-name="P3"><text:span text:style-name="T2">Controller Sta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1.59cm" svg:y1="4.953cm" svg:x2="23.368cm" svg:y2="4.953cm">
          <text:p/>
        </draw:line>
        <draw:line draw:style-name="gr2" draw:text-style-name="P5" draw:layer="layout" svg:x1="5.08cm" svg:y1="14.288cm" svg:x2="6.858cm" svg:y2="14.288cm">
          <text:p/>
        </draw:line>
        <draw:custom-shape draw:style-name="gr3" draw:text-style-name="P4" xml:id="id8" draw:id="id8" draw:layer="layout" svg:width="4.318cm" svg:height="1.524cm" svg:x="6.858cm" svg:y="13.525cm">
          <text:p text:style-name="P3"><text:span text:style-name="T2">Calls sock_create</text:span></text:p>
          <text:p text:style-name="P3"><text:span text:style-name="T2">To create </text:span></text:p>
          <text:p text:style-name="P3"><text:span text:style-name="T2">bcast_so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524cm" svg:x="7.62cm" svg:y="4.191cm">
          <text:p text:style-name="P3"><text:span text:style-name="T2">Calls main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6.51cm" svg:y1="4.953cm" svg:x2="18.288cm" svg:y2="4.953cm">
          <text:p/>
        </draw:line>
        <draw:line draw:style-name="gr2" draw:text-style-name="P5" draw:layer="layout" svg:x1="10.922cm" svg:y1="4.953cm" svg:x2="12.7cm" svg:y2="4.953cm">
          <text:p/>
        </draw:line>
        <draw:custom-shape draw:style-name="gr5" draw:text-style-name="P4" draw:layer="layout" svg:width="3.81cm" svg:height="1.524cm" svg:x="12.7cm" svg:y="4.191cm">
          <text:p text:style-name="P3"><text:span text:style-name="T2">Calls </text:span></text:p>
          <text:p text:style-name="P3"><text:span text:style-name="T2">server_work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524cm" svg:x="18.288cm" svg:y="4.191cm">
          <text:p text:style-name="P3"><text:span text:style-name="T2">Calls</text:span></text:p>
          <text:p text:style-name="P3"><text:span text:style-name="T2">sock_create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5.842cm" svg:y1="4.953cm" svg:x2="7.62cm" svg:y2="4.953cm">
          <text:p/>
        </draw:line>
        <draw:custom-shape draw:style-name="gr6" draw:text-style-name="P4" draw:layer="layout" svg:width="3.556cm" svg:height="1.524cm" svg:x="23.368cm" svg:y="4.191cm">
          <text:p text:style-name="P3"><text:span text:style-name="T2">Forks and Calls</text:span></text:p>
          <text:p text:style-name="P3"><text:span text:style-name="T2">tcp_chil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524cm" svg:x="23.368cm" svg:y="6.477cm">
          <text:p text:style-name="P3"><text:span text:style-name="T2">Starts listen</text:span></text:p>
          <text:p text:style-name="P3"><text:span text:style-name="T2">loop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23.368cm" svg:y1="7.239cm" svg:x2="21.59cm" svg:y2="7.239cm">
          <text:p/>
        </draw:line>
        <draw:custom-shape draw:style-name="gr7" draw:text-style-name="P4" draw:layer="layout" svg:width="4.064cm" svg:height="1.524cm" svg:x="17.526cm" svg:y="6.477cm">
          <text:p text:style-name="P3"><text:span text:style-name="T2">Forks for every</text:span></text:p>
          <text:p text:style-name="P3"><text:span text:style-name="T2">Controller accept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7.526cm" svg:y1="7.239cm" svg:x2="15.748cm" svg:y2="7.239cm">
          <text:p/>
        </draw:line>
        <draw:custom-shape draw:style-name="gr6" draw:text-style-name="P4" draw:layer="layout" svg:width="3.556cm" svg:height="1.524cm" svg:x="12.192cm" svg:y="6.477cm">
          <text:p text:style-name="P3"><text:span text:style-name="T2">Adds controller</text:span></text:p>
          <text:p text:style-name="P3"><text:span text:style-name="T2">To list using</text:span></text:p>
          <text:p text:style-name="P3"><text:span text:style-name="T2">add_node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2.192cm" svg:y1="7.239cm" svg:x2="10.414cm" svg:y2="7.239cm">
          <text:p/>
        </draw:line>
        <draw:custom-shape draw:style-name="gr4" draw:text-style-name="P4" draw:layer="layout" svg:width="3.302cm" svg:height="1.524cm" svg:x="7.112cm" svg:y="6.477cm">
          <text:p text:style-name="P3"><text:span text:style-name="T2">Calls cli_run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7.112cm" svg:y1="7.239cm" svg:x2="5.334cm" svg:y2="7.239cm">
          <text:p/>
        </draw:line>
        <draw:custom-shape draw:style-name="gr4" draw:text-style-name="P4" xml:id="id9" draw:id="id9" draw:layer="layout" svg:width="3.302cm" svg:height="1.524cm" svg:x="2.032cm" svg:y="6.477cm">
          <text:p text:style-name="P3"><text:span text:style-name="T2">Calls</text:span></text:p>
          <text:p text:style-name="P3"><text:span text:style-name="T2">connect_back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25.146cm" svg:y1="5.715cm" svg:x2="25.146cm" svg:y2="6.477cm">
          <text:p/>
        </draw:line>
        <draw:line draw:style-name="gr2" draw:text-style-name="P5" draw:layer="layout" svg:x1="4.318cm" svg:y1="8.001cm" svg:x2="4.318cm" svg:y2="8.763cm">
          <text:p/>
        </draw:line>
        <draw:custom-shape draw:style-name="gr8" draw:text-style-name="P4" xml:id="id1" draw:id="id1" draw:layer="layout" svg:width="6.096cm" svg:height="2.667cm" svg:x="1.27cm" svg:y="8.763cm">
          <text:p text:style-name="P3"><text:span text:style-name="T2">Check if bcast/end</text:span></text:p>
          <text:p text:style-name="P3"><text:span text:style-name="T2">/snd_pkt_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line-skew="-0.242cm" svg:x1="7.366cm" svg:y1="10.097cm" svg:x2="10.142cm" svg:y2="11.651cm" draw:start-shape="id1" draw:start-glue-point="7" svg:d="M7366 10097h1397v1554h1379" svg:viewBox="0 0 2777 1555">
          <text:p/>
        </draw:connector>
        <draw:connector draw:style-name="gr9" draw:text-style-name="P6" draw:layer="layout" draw:line-skew="-0.231cm" svg:x1="7.366cm" svg:y1="10.097cm" svg:x2="10.119cm" svg:y2="15.109cm" draw:start-shape="id1" draw:start-glue-point="7" svg:d="M7366 10097h1397v5012h1356" svg:viewBox="0 0 2754 5013">
          <text:p/>
        </draw:connector>
        <draw:line draw:style-name="gr10" draw:text-style-name="P5" draw:layer="layout" svg:x1="8.636cm" svg:y1="10.096cm" svg:x2="10.142cm" svg:y2="10.096cm">
          <text:p/>
        </draw:line>
        <draw:custom-shape draw:style-name="gr11" draw:text-style-name="P4" draw:layer="layout" svg:width="3.302cm" svg:height="0.952cm" svg:x="10.16cm" svg:y="8.191cm">
          <text:p text:style-name="P3"><text:span text:style-name="T2">Exits the</text:span></text:p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5" draw:id="id5" draw:layer="layout" svg:width="3.302cm" svg:height="0.952cm" svg:x="10.16cm" svg:y="10.858cm">
          <text:p text:style-name="P3"><text:span text:style-name="T2">Calls</text:span></text:p>
          <text:p text:style-name="P3"><text:span text:style-name="T2">snd_pkt_back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" draw:id="id2" draw:layer="layout" svg:width="3.302cm" svg:height="0.952cm" svg:x="10.16cm" svg:y="9.525cm">
          <text:p text:style-name="P3"><text:span text:style-name="T2">Calls</text:span></text:p>
          <text:p text:style-name="P3"><text:span text:style-name="T2">broadcast 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734cm" svg:height="0.704cm" svg:x="8.382cm" svg:y="8.191cm">
          <draw:text-box>
            <text:p text:style-name="P7"><text:span text:style-name="T3">“</text:span><text:span text:style-name="T3">END”</text:span></text:p>
          </draw:text-box>
        </draw:frame>
        <draw:frame draw:style-name="gr13" draw:text-style-name="P8" draw:layer="layout" svg:width="1.962cm" svg:height="0.704cm" svg:x="8.452cm" svg:y="9.378cm">
          <draw:text-box>
            <text:p text:style-name="P7"><text:span text:style-name="T3">“</text:span><text:span text:style-name="T3">bcast”</text:span></text:p>
          </draw:text-box>
        </draw:frame>
        <draw:connector draw:style-name="gr9" draw:text-style-name="P6" draw:layer="layout" svg:x1="13.462cm" svg:y1="10.001cm" svg:x2="15.202cm" svg:y2="11.674cm" draw:start-shape="id2" draw:start-glue-point="1" svg:d="M13462 10001h1121v1673h619" svg:viewBox="0 0 1741 1674">
          <text:p/>
        </draw:connector>
        <draw:custom-shape draw:style-name="gr14" draw:text-style-name="P4" draw:layer="layout" svg:width="3.302cm" svg:height="1.143cm" svg:x="15.24cm" svg:y="8.191cm">
          <text:p text:style-name="P3"><text:span text:style-name="T2">locks mutex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8.542cm" svg:y1="8.763cm" svg:x2="20.32cm" svg:y2="8.763cm">
          <text:p/>
        </draw:line>
        <draw:custom-shape draw:style-name="gr15" draw:text-style-name="P4" draw:layer="layout" svg:width="3.81cm" svg:height="1.143cm" svg:x="20.32cm" svg:y="8.191cm">
          <text:p text:style-name="P3"><text:span text:style-name="T2">Iterate through</text:span></text:p>
          <text:p text:style-name="P3"><text:span text:style-name="T2">Controller list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22.352cm" svg:y1="9.334cm" svg:x2="22.352cm" svg:y2="10.096cm">
          <text:p/>
        </draw:line>
        <draw:custom-shape draw:style-name="gr14" draw:text-style-name="P4" draw:layer="layout" svg:width="3.302cm" svg:height="1.143cm" svg:x="20.574cm" svg:y="10.096cm">
          <text:p text:style-name="P3"><text:span text:style-name="T2">Fork for every</text:span></text:p>
          <text:p text:style-name="P3"><text:span text:style-name="T2">Bcast snd pkt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20.574cm" svg:y1="10.668cm" svg:x2="18.796cm" svg:y2="10.668cm">
          <text:p/>
        </draw:line>
        <draw:custom-shape draw:style-name="gr16" draw:text-style-name="P4" draw:layer="layout" svg:width="3.302cm" svg:height="1.333cm" svg:x="15.494cm" svg:y="9.906cm">
          <text:p text:style-name="P3"><text:span text:style-name="T2">return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-0.516cm" svg:x1="14.853cm" svg:y1="10.575cm" svg:x2="4.318cm" svg:y2="11.889cm" draw:start-shape="id3" draw:start-glue-point="3" draw:end-shape="id4" draw:end-glue-point="2" svg:d="M14853 10575h-5709v1314h-4826" svg:viewBox="0 0 10536 1315">
          <text:p/>
        </draw:connector>
        <draw:line draw:style-name="gr2" draw:text-style-name="P5" xml:id="id4" draw:id="id4" draw:layer="layout" svg:x1="4.318cm" svg:y1="11.889cm" svg:x2="4.318cm" svg:y2="11.43cm">
          <text:p/>
        </draw:line>
        <draw:connector draw:style-name="gr9" draw:text-style-name="P6" draw:layer="layout" draw:line-skew="0.261cm 0.067cm" svg:x1="11.811cm" svg:y1="11.81cm" svg:x2="17.393cm" svg:y2="12.106cm" draw:start-shape="id5" draw:start-glue-point="2" draw:end-shape="id6" draw:end-glue-point="3" svg:d="M11811 11810v816h3683v-520h1899" svg:viewBox="0 0 5583 817">
          <text:p/>
        </draw:connector>
        <draw:custom-shape draw:style-name="gr17" draw:text-style-name="P4" xml:id="id7" draw:id="id7" draw:layer="layout" svg:width="4.572cm" svg:height="1.333cm" svg:x="18.034cm" svg:y="11.43cm">
          <text:p text:style-name="P3"><text:span text:style-name="T2">Snd back the</text:span></text:p>
          <text:p text:style-name="P3"><text:span text:style-name="T2">pkt bcast received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2.606cm" svg:y1="12.096cm" svg:x2="17.175cm" svg:y2="17.337cm" draw:start-shape="id7" draw:start-glue-point="1" svg:d="M22606 12096h501v5241h-5932" svg:viewBox="0 0 5933 5242">
          <text:p/>
        </draw:connector>
        <draw:line draw:style-name="gr2" draw:text-style-name="P5" draw:layer="layout" svg:x1="17.175cm" svg:y1="13.139cm" svg:x2="16.51cm" svg:y2="11.239cm">
          <text:p/>
        </draw:line>
        <draw:connector draw:style-name="gr9" draw:text-style-name="P6" draw:layer="layout" draw:line-skew="3.269cm" svg:x1="9.017cm" svg:y1="13.525cm" svg:x2="25.112cm" svg:y2="11.488cm" draw:start-shape="id8" draw:start-glue-point="0" svg:d="M9017 13525v2000h16095v-4037" svg:viewBox="0 0 16096 4038">
          <text:p/>
        </draw:connector>
        <draw:line draw:style-name="gr2" draw:text-style-name="P5" draw:layer="layout" svg:x1="25.112cm" svg:y1="8.616cm" svg:x2="25.146cm" svg:y2="8.001cm">
          <text:p/>
        </draw:line>
        <draw:line draw:style-name="gr2" draw:text-style-name="P5" draw:layer="layout" svg:x1="11.176cm" svg:y1="14.288cm" svg:x2="12.954cm" svg:y2="14.288cm">
          <text:p/>
        </draw:line>
        <draw:custom-shape draw:style-name="gr4" draw:text-style-name="P4" draw:layer="layout" svg:width="3.302cm" svg:height="1.524cm" svg:x="12.954cm" svg:y="13.525cm">
          <text:p text:style-name="P3"><text:span text:style-name="T2">gets back a</text:span></text:p>
          <text:p text:style-name="P3"><text:span text:style-name="T2">Connection</text:span></text:p>
          <text:p text:style-name="P3"><text:span text:style-name="T2">on sock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-0.261cm" svg:x1="2.032cm" svg:y1="7.239cm" svg:x2="14.599cm" svg:y2="17.337cm" draw:start-shape="id9" draw:start-glue-point="3" svg:d="M2032 7239h-762v10098h13329" svg:viewBox="0 0 13330 10099">
          <text:p/>
        </draw:connector>
        <draw:line draw:style-name="gr2" draw:text-style-name="P5" draw:layer="layout" svg:x1="14.599cm" svg:y1="13.003cm" svg:x2="14.732cm" svg:y2="13.526cm">
          <text:p/>
        </draw:line>
        <draw:line draw:style-name="gr2" draw:text-style-name="P5" draw:layer="layout" svg:x1="16.371cm" svg:y1="14.288cm" svg:x2="18.149cm" svg:y2="14.288cm">
          <text:p/>
        </draw:line>
        <draw:custom-shape draw:style-name="gr18" draw:text-style-name="P4" draw:layer="layout" svg:width="4.064cm" svg:height="1.714cm" svg:x="18.034cm" svg:y="13.525cm">
          <text:p text:style-name="P3"><text:span text:style-name="T2">boots controller</text:span></text:p>
          <text:p text:style-name="P3"><text:span text:style-name="T2">Logic and gets</text:span></text:p>
          <text:p text:style-name="P3"><text:span text:style-name="T2">Open vSwitch</text:span></text:p>
          <text:p text:style-name="P3"><text:span text:style-name="T2">connections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22.145cm" svg:y1="14.288cm" svg:x2="23.923cm" svg:y2="14.288cm">
          <text:p/>
        </draw:line>
        <draw:custom-shape draw:style-name="gr19" draw:text-style-name="P4" xml:id="id10" draw:id="id10" draw:layer="layout" svg:width="2.794cm" svg:height="2.095cm" svg:x="23.876cm" svg:y="13.335cm">
          <text:p text:style-name="P3"><text:span text:style-name="T2">Send find</text:span></text:p>
          <text:p text:style-name="P3"><text:span text:style-name="T2">msgs</text:span></text:p>
          <text:p text:style-name="P3"><text:span text:style-name="T2">accordingly</text:span></text:p>
          <text:p text:style-name="P3"><text:span text:style-name="T2"><text:s/></text:span><text:span text:style-name="T2">and rcv</text:span></text:p>
          <text:p text:style-name="P3"><text:span text:style-name="T2">replies 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0.202cm" svg:x1="25.273cm" svg:y1="13.335cm" svg:x2="4.318cm" svg:y2="11.889cm" draw:start-shape="id10" draw:start-glue-point="0" draw:end-shape="id4" draw:end-glue-point="2" svg:d="M25273 13335v-621h-20955v-825" svg:viewBox="0 0 20956 1447">
          <text:p/>
        </draw:connector>
        <draw:custom-shape draw:style-name="gr20" draw:text-style-name="P6" draw:layer="layout" svg:width="0.508cm" svg:height="0.001cm" svg:x="9.652cm" svg:y="8.7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9" draw:layer="layout" svg:width="0.762cm" svg:height="0.19cm" svg:x="9.398cm" svg:y="9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0.762cm" svg:height="0.19cm" svg:x="9.398cm" svg:y="11.239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9" draw:layer="layout" svg:width="0.762cm" svg:height="0.19cm" svg:x="9.398cm" svg:y="8.61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9" draw:layer="layout" svg:width="0.762cm" svg:height="0.19cm" svg:x="9.399cm" svg:y="11.24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9" draw:layer="layout" svg:width="0.641cm" svg:height="0.19cm" svg:x="14.599cm" svg:y="8.616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9" xml:id="id3" draw:id="id3" draw:layer="layout" svg:width="0.641cm" svg:height="0.19cm" svg:x="14.853cm" svg:y="10.48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9" xml:id="id6" draw:id="id6" draw:layer="layout" svg:width="0.641cm" svg:height="0.19cm" svg:x="17.393cm" svg:y="12.011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4" draw:layer="layout" svg:width="15.267cm" svg:height="10.48cm" svg:x="3.156cm" svg:y="2.126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20.354cm" svg:height="10.476cm" svg:x="0.616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0:34:54.529004546</meta:creation-date>
    <dc:date>2018-12-13T00:35:32.962079228</dc:date>
    <meta:editing-duration>PT39S</meta:editing-duration>
    <meta:editing-cycles>1</meta:editing-cycles>
    <meta:document-statistic meta:object-count="100"/>
    <meta:generator>LibreOffice/6.1.3.2$Linux_X86_64 LibreOffice_project/10$Build-2</meta:generator>
  </office:meta>
</office:document-meta>
</file>